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5" style:family="table-cell" style:parent-style-name="Default">
      <style:table-cell-properties fo:background-color="#dee6ef"/>
      <style:text-properties fo:color="#5983b0"/>
    </style:style>
    <style:style style:name="ce6" style:family="table-cell" style:parent-style-name="Default">
      <style:text-properties fo: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5983b0"/>
    </style:style>
    <style:style style:name="ce9" style:family="table-cell" style:parent-style-name="Default">
      <style:text-properties fo:color="#b2b2b2"/>
    </style:style>
    <style:style style:name="ce1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5983b0"/>
    </style:style>
    <style:style style:name="ce11" style:family="table-cell" style:parent-style-name="Default" style:data-style-name="N142">
      <style:table-cell-properties fo:background-color="transparent"/>
      <style:text-properties fo:color="#ff860d"/>
    </style:style>
    <style:style style:name="ce12" style:family="table-cell" style:parent-style-name="Default" style:data-style-name="N142">
      <style:table-cell-properties fo:background-color="transparent"/>
      <style:text-properties fo:color="#b2b2b2"/>
    </style:style>
    <style:style style:name="ce18" style:family="table-cell" style:parent-style-name="Default" style:data-style-name="N142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60" table:default-cell-style-name="Default"/>
        <table:table-row table:style-name="ro1">
          <table:table-cell table:style-name="ce5" office:value-type="string" calcext:value-type="string">
            <text:p>Engine</text:p>
          </table:table-cell>
          <table:table-cell table:style-name="ce8" office:value-type="string" calcext:value-type="string" table:number-columns-spanned="1" table:number-rows-spanned="2">
            <text:p>EC/s demanded</text:p>
          </table:table-cell>
          <table:table-cell table:style-name="ce5" office:value-type="string" calcext:value-type="string">
            <text:p>Isp</text:p>
          </table:table-cell>
          <table:table-cell table:style-name="ce5" office:value-type="string" calcext:value-type="string">
            <text:p>Thrust</text:p>
          </table:table-cell>
          <table:table-cell table:style-name="ce15" office:value-type="string" calcext:value-type="string" table:number-columns-spanned="4" table:number-rows-spanned="1">
            <text:p>EC ratio for cfg</text:p>
          </table:table-cell>
          <table:covered-table-cell table:number-columns-repeated="3" table:style-name="ce5"/>
          <table:table-cell table:style-name="ce5"/>
          <table:table-cell table:style-name="ce15" office:value-type="string" calcext:value-type="string" table:number-columns-spanned="3" table:number-rows-spanned="1">
            <text:p>EC/s demanded</text:p>
          </table:table-cell>
          <table:covered-table-cell table:number-columns-repeated="2" table:style-name="ce5"/>
          <table:table-cell table:style-name="ce6" table:number-columns-repeated="52"/>
        </table:table-row>
        <table:table-row table:style-name="ro1">
          <table:table-cell table:style-name="ce6"/>
          <table:covered-table-cell table:style-name="ce6"/>
          <table:table-cell table:style-name="ce6" table:number-columns-repeated="2"/>
          <table:table-cell table:style-name="ce6" office:value-type="string" calcext:value-type="string">
            <text:p>LF</text:p>
          </table:table-cell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/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J-92 Nebula</text:p>
          </table:table-cell>
          <table:table-cell office:value-type="float" office:value="77.499" calcext:value-type="float">
            <text:p>77.499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800" calcext:value-type="float">
            <text:p>800</text:p>
          </table:table-cell>
          <table:table-cell office:value-type="float" office:value="19" calcext:value-type="float">
            <text:p>19</text:p>
          </table:table-cell>
          <table:table-cell table:style-name="ce11" table:formula="of:=SUM(([.B4]/[.J4])*[.E4])" office:value-type="float" office:value="0.605772043290325" calcext:value-type="float">
            <text:p>0.606</text:p>
          </table:table-cell>
          <table:table-cell table:style-name="ce11" office:value-type="float" office:value="4.977" calcext:value-type="float">
            <text:p>4.977</text:p>
          </table:table-cell>
          <table:table-cell table:style-name="ce11" table:formula="of:=SUM(([.B4]/[.L4])*[.E4])" office:value-type="float" office:value="0.302886021645162" calcext:value-type="float">
            <text:p>0.303</text:p>
          </table:table-cell>
          <table:table-cell/>
          <table:table-cell office:value-type="float" office:value="2430.751" calcext:value-type="float">
            <text:p>2430.751</text:p>
          </table:table-cell>
          <table:table-cell/>
          <table:table-cell office:value-type="float" office:value="4861.502" calcext:value-type="float">
            <text:p>4861.5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-60D</text:p>
          </table:table-cell>
          <table:table-cell office:value-type="float" office:value="53.535" calcext:value-type="float">
            <text:p>53.535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840" calcext:value-type="float">
            <text:p>84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5]/[.J5])*[.E5])" office:value-type="float" office:value="0.303137202496897" calcext:value-type="float">
            <text:p>0.303</text:p>
          </table:table-cell>
          <table:table-cell table:style-name="ce12" table:formula="of:=[.G8]" office:value-type="float" office:value="4.54635" calcext:value-type="float">
            <text:p>4.546</text:p>
          </table:table-cell>
          <table:table-cell table:style-name="ce11" table:formula="of:=SUM(([.B5]/[.L5])*[.E5]*10)" office:value-type="float" office:value="0.179894915965031" calcext:value-type="float">
            <text:p>0.180</text:p>
          </table:table-cell>
          <table:table-cell/>
          <table:table-cell office:value-type="float" office:value="441.508" calcext:value-type="float">
            <text:p>441.508</text:p>
          </table:table-cell>
          <table:table-cell/>
          <table:table-cell office:value-type="float" office:value="7439.76" calcext:value-type="float">
            <text:p>7439.7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ARI-75</text:p>
          </table:table-cell>
          <table:table-cell table:style-name="ce9" office:value-type="float" office:value="16.772" calcext:value-type="float">
            <text:p>16.772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.5" calcext:value-type="float">
            <text:p>2.5</text:p>
          </table:table-cell>
          <table:table-cell table:style-name="ce12" table:formula="of:=SUM(([.B7]/[.J7])*[.E7])" office:value-type="float" office:value="0.227357759064759" calcext:value-type="float">
            <text:p>0.227</text:p>
          </table:table-cell>
          <table:table-cell table:style-name="ce18" table:formula="of:=[.G8]" office:value-type="float" office:value="4.54635" calcext:value-type="float">
            <text:p>4.546</text:p>
          </table:table-cell>
          <table:table-cell table:style-name="ce12" table:formula="of:=SUM(([.B7]/[.L7])*[.E7]*10)" office:value-type="float" office:value="0.134924279258827" calcext:value-type="float">
            <text:p>0.135</text:p>
          </table:table-cell>
          <table:table-cell/>
          <table:table-cell table:style-name="ce9"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P-R 01 “Prominence”</text:p>
          </table:table-cell>
          <table:table-cell office:value-type="float" office:value="33.543" calcext:value-type="float">
            <text:p>33.543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8]/[.J8])*[.E8])" office:value-type="float" office:value="0.454701962336585" calcext:value-type="float">
            <text:p>0.455</text:p>
          </table:table-cell>
          <table:table-cell table:style-name="ce11" office:value-type="float" office:value="4.54635" calcext:value-type="float">
            <text:p>4.546</text:p>
          </table:table-cell>
          <table:table-cell table:style-name="ce11" table:formula="of:=SUM(([.B8]/[.L8])*[.E8]*10)" office:value-type="float" office:value="0.269840513902864" calcext:value-type="float">
            <text:p>0.270</text:p>
          </table:table-cell>
          <table:table-cell/>
          <table:table-cell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56"/>
        </table:table-row>
        <table:table-row table:style-name="ro1">
          <table:table-cell table:style-name="ce7" office:value-type="string" calcext:value-type="string">
            <text:p>J-81</text:p>
          </table:table-cell>
          <table:table-cell office:value-type="float" office:value="200.068" calcext:value-type="float">
            <text:p>200.068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600" calcext:value-type="float">
            <text:p>600</text:p>
          </table:table-cell>
          <table:table-cell office:value-type="float" office:value="32.7" calcext:value-type="float">
            <text:p>32.7</text:p>
          </table:table-cell>
          <table:table-cell table:style-name="ce11" table:formula="of:=SUM(([.B10]/[.J10])*[.E10])" office:value-type="float" office:value="0.695037388057601" calcext:value-type="float">
            <text:p>0.695</text:p>
          </table:table-cell>
          <table:table-cell table:style-name="ce11" office:value-type="float" office:value="2.3144" calcext:value-type="float">
            <text:p>2.314</text:p>
          </table:table-cell>
          <table:table-cell table:style-name="ce11" table:formula="of:=SUM(([.B10]/[.L10])*[.E10]*10)" office:value-type="float" office:value="3.38251492919297" calcext:value-type="float">
            <text:p>3.383</text:p>
          </table:table-cell>
          <table:table-cell/>
          <table:table-cell office:value-type="float" office:value="9412.765" calcext:value-type="float">
            <text:p>9412.765</text:p>
          </table:table-cell>
          <table:table-cell/>
          <table:table-cell office:value-type="float" office:value="19341.3" calcext:value-type="float">
            <text:p>19341.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rapper J</text:p>
          </table:table-cell>
          <table:table-cell office:value-type="float" office:value="63.732" calcext:value-type="float">
            <text:p>63.732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1]/[.J11])*[.E11])" office:value-type="float" office:value="0.909407426855858" calcext:value-type="float">
            <text:p>0.909</text:p>
          </table:table-cell>
          <table:table-cell table:style-name="ce11" office:value-type="float" office:value="9.09288" calcext:value-type="float">
            <text:p>9.093</text:p>
          </table:table-cell>
          <table:table-cell table:style-name="ce11" table:formula="of:=SUM(([.B11]/[.L11])*[.E11]*10)" office:value-type="float" office:value="0.539683485949532" calcext:value-type="float">
            <text:p>0.540</text:p>
          </table:table-cell>
          <table:table-cell/>
          <table:table-cell office:value-type="float" office:value="350.404" calcext:value-type="float">
            <text:p>350.404</text:p>
          </table:table-cell>
          <table:table-cell/>
          <table:table-cell office:value-type="float" office:value="5904.572" calcext:value-type="float">
            <text:p>5904.57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rapper K, L</text:p>
          </table:table-cell>
          <table:table-cell office:value-type="float" office:value="95.598" calcext:value-type="float">
            <text:p>95.59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2]/[.J12])*[.E12])" office:value-type="float" office:value="0.909409157066618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2]/[.L12])*[.E12]*10)" office:value-type="float" office:value="0.539683546883505" calcext:value-type="float">
            <text:p>0.540</text:p>
          </table:table-cell>
          <table:table-cell/>
          <table:table-cell office:value-type="float" office:value="525.605" calcext:value-type="float">
            <text:p>525.605</text:p>
          </table:table-cell>
          <table:table-cell/>
          <table:table-cell office:value-type="float" office:value="8856.857" calcext:value-type="float">
            <text:p>8856.8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39.497" calcext:value-type="float">
            <text:p>139.497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style-name="ce11" table:formula="of:=SUM(([.B13]/[.J13])*[.E13])" office:value-type="float" office:value="13.8229291888861" calcext:value-type="float">
            <text:p>13.823</text:p>
          </table:table-cell>
          <table:table-cell table:style-name="ce11" office:value-type="float" office:value="207.27637" calcext:value-type="float">
            <text:p>207.276</text:p>
          </table:table-cell>
          <table:table-cell table:style-name="ce11" table:formula="of:=SUM(([.B13]/[.L13])*[.E13]*10)" office:value-type="float" office:value="8.20321274906646" calcext:value-type="float">
            <text:p>8.203</text:p>
          </table:table-cell>
          <table:table-cell/>
          <table:table-cell office:value-type="float" office:value="1150.455" calcext:value-type="float">
            <text:p>1150.455</text:p>
          </table:table-cell>
          <table:table-cell/>
          <table:table-cell office:value-type="float" office:value="19385.89" calcext:value-type="float">
            <text:p>19385.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gg Dog</text:p>
          </table:table-cell>
          <table:table-cell office:value-type="float" office:value="184.909" calcext:value-type="float">
            <text:p>184.90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table:style-name="ce11" table:formula="of:=SUM(([.B14]/[.J14])*[.E14])" office:value-type="float" office:value="0.49472150154588" calcext:value-type="float">
            <text:p>0.495</text:p>
          </table:table-cell>
          <table:table-cell table:style-name="ce11" office:value-type="float" office:value="6.183" calcext:value-type="float">
            <text:p>6.183</text:p>
          </table:table-cell>
          <table:table-cell table:style-name="ce11" table:formula="of:=SUM(([.B14]/[.L14])*[.E14]*10)" office:value-type="float" office:value="0.293589820822073" calcext:value-type="float">
            <text:p>0.294</text:p>
          </table:table-cell>
          <table:table-cell/>
          <table:table-cell office:value-type="float" office:value="1270.797" calcext:value-type="float">
            <text:p>1270.797</text:p>
          </table:table-cell>
          <table:table-cell/>
          <table:table-cell office:value-type="float" office:value="21413.91" calcext:value-type="float">
            <text:p>21413.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licarrier</text:p>
          </table:table-cell>
          <table:table-cell office:value-type="float" office:value="152.957" calcext:value-type="float">
            <text:p>152.957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5]/[.J15])*[.E15])" office:value-type="float" office:value="0.909410346172506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5]/[.L15])*[.E15]*10)" office:value-type="float" office:value="0.53968429825199" calcext:value-type="float">
            <text:p>0.540</text:p>
          </table:table-cell>
          <table:table-cell/>
          <table:table-cell office:value-type="float" office:value="840.968" calcext:value-type="float">
            <text:p>840.968</text:p>
          </table:table-cell>
          <table:table-cell/>
          <table:table-cell office:value-type="float" office:value="14170.97" calcext:value-type="float">
            <text:p>14170.9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14.718" calcext:value-type="float">
            <text:p>114.71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6]/[.J16])*[.E16])" office:value-type="float" office:value="0.909412328015652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6]/[.L16])*[.E16]*10)" office:value-type="float" office:value="0.539685347419091" calcext:value-type="float">
            <text:p>0.540</text:p>
          </table:table-cell>
          <table:table-cell/>
          <table:table-cell office:value-type="float" office:value="630.726" calcext:value-type="float">
            <text:p>630.726</text:p>
          </table:table-cell>
          <table:table-cell/>
          <table:table-cell office:value-type="float" office:value="10628.23" calcext:value-type="float">
            <text:p>10628.2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ggDog</text:p>
          </table:table-cell>
          <table:table-cell/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6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1:28:14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1-10-08T22:27:19.295000000</dc:date>
    <meta:editing-duration>PT2H25M37S</meta:editing-duration>
    <meta:editing-cycles>13</meta:editing-cycles>
    <meta:generator>LibreOffice/6.4.7.2$Windows_X86_64 LibreOffice_project/639b8ac485750d5696d7590a72ef1b496725cfb5</meta:generator>
    <meta:document-statistic meta:table-count="2" meta:cell-count="157" meta:object-count="0"/>
  </office:meta>
</office:document-meta>
</file>